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418cm" fo:min-width="0.168cm" fo:padding-top="0.151cm" fo:padding-bottom="0.151cm" fo:padding-left="0.276cm" fo:padding-right="0.276cm"/>
      <style:paragraph-properties style:writing-mode="lr-tb"/>
    </style:style>
    <style:style style:name="gr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7.154cm" fo:min-width="1.50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ff0000" loext:opacity="100%" fo:font-size="12pt" style:font-size-asian="12pt" style:font-size-complex="12pt"/>
    </style:style>
    <style:style style:name="T1" style:family="text">
      <style:text-properties style:font-name="Times New Roman" fo:font-style="italic" style:font-style-asian="italic" style:font-style-complex="italic"/>
    </style:style>
    <style:style style:name="T2" style:family="text">
      <style:text-properties style:text-position="-8% 58%" fo:font-size="20pt" style:font-size-asian="20pt" style:font-size-complex="20pt"/>
    </style:style>
    <style:style style:name="T3" style:family="text">
      <style:text-properties style:text-position="-8% 58%" style:font-name="Times New Roman" fo:font-size="20pt" fo:font-style="normal" style:font-size-asian="20pt" style:font-style-asian="normal" style:font-size-complex="20pt" style:font-style-complex="normal"/>
    </style:style>
    <style:style style:name="T4" style:family="text">
      <style:text-properties fo:color="#ff0000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016cm" svg:height="1.016cm" svg:x="5.142cm" svg:y="3.542cm">
          <text:p text:style-name="P1"><text:span text:style-name="T1">v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016cm" svg:height="1.016cm" svg:x="5.143cm" svg:y="5.243cm">
          <text:p text:style-name="P1"><text:span text:style-name="T1">v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016cm" svg:height="1.016cm" svg:x="5.143cm" svg:y="6.843cm">
          <text:p text:style-name="P1"><text:span text:style-name="T1">v</text:span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016cm" svg:height="1.016cm" svg:x="5.144cm" svg:y="8.444cm">
          <text:p text:style-name="P1"><text:span text:style-name="T1">v</text:span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016cm" svg:height="1.016cm" svg:x="8.643cm" svg:y="4.343cm">
          <text:p text:style-name="P1"><text:span text:style-name="T1">v</text:span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016cm" svg:height="1.016cm" svg:x="8.644cm" svg:y="6.044cm">
          <text:p text:style-name="P1"><text:span text:style-name="T1">v</text:span><text:span text:style-name="T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016cm" svg:height="1.016cm" svg:x="8.644cm" svg:y="7.644cm">
          <text:p text:style-name="P1"><text:span text:style-name="T1">v</text:span><text:span text:style-name="T3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6.01cm" svg:y1="3.69cm" svg:x2="8.791cm" svg:y2="4.491cm" draw:start-shape="id1" draw:start-glue-point="11" draw:end-shape="id2" draw:end-glue-point="5" svg:d="M6010 3690l2781 801" svg:viewBox="0 0 2782 802">
          <text:p/>
        </draw:connector>
        <draw:connector draw:style-name="gr2" draw:text-style-name="P2" draw:layer="layout" draw:type="line" svg:x1="6.158cm" svg:y1="4.05cm" svg:x2="8.792cm" svg:y2="6.192cm" draw:start-shape="id1" draw:start-glue-point="10" draw:end-shape="id3" draw:end-glue-point="5" svg:d="M6158 4050l2634 2142" svg:viewBox="0 0 2635 2143">
          <text:p/>
        </draw:connector>
        <draw:connector draw:style-name="gr2" draw:text-style-name="P2" draw:layer="layout" draw:type="line" svg:x1="6.01cm" svg:y1="4.41cm" svg:x2="8.792cm" svg:y2="7.792cm" draw:start-shape="id1" draw:start-glue-point="9" draw:end-shape="id4" draw:end-glue-point="5" svg:d="M6010 4410l2782 3382" svg:viewBox="0 0 2783 3383">
          <text:p/>
        </draw:connector>
        <draw:connector draw:style-name="gr2" draw:text-style-name="P2" draw:layer="layout" draw:type="line" svg:x1="6.011cm" svg:y1="5.391cm" svg:x2="8.643cm" svg:y2="4.851cm" draw:start-shape="id5" draw:start-glue-point="11" draw:end-shape="id2" draw:end-glue-point="6" svg:d="M6011 5391l2632-540" svg:viewBox="0 0 2633 541">
          <text:p/>
        </draw:connector>
        <draw:connector draw:style-name="gr2" draw:text-style-name="P2" draw:layer="layout" draw:type="line" svg:x1="6.159cm" svg:y1="5.751cm" svg:x2="8.644cm" svg:y2="6.552cm" draw:start-shape="id5" draw:start-glue-point="10" draw:end-shape="id3" draw:end-glue-point="6" svg:d="M6159 5751l2485 801" svg:viewBox="0 0 2486 802">
          <text:p/>
        </draw:connector>
        <draw:connector draw:style-name="gr2" draw:text-style-name="P2" draw:layer="layout" draw:type="line" svg:x1="6.011cm" svg:y1="6.111cm" svg:x2="8.644cm" svg:y2="8.152cm" draw:start-shape="id5" draw:start-glue-point="9" draw:end-shape="id4" draw:end-glue-point="6" svg:d="M6011 6111l2633 2041" svg:viewBox="0 0 2634 2042">
          <text:p/>
        </draw:connector>
        <draw:connector draw:style-name="gr2" draw:text-style-name="P2" draw:layer="layout" draw:type="line" svg:x1="6.159cm" svg:y1="7.351cm" svg:x2="8.791cm" svg:y2="5.211cm" draw:start-shape="id6" draw:start-glue-point="10" draw:end-shape="id2" draw:end-glue-point="7" svg:d="M6159 7351l2632-2140" svg:viewBox="0 0 2633 2141">
          <text:p/>
        </draw:connector>
        <draw:connector draw:style-name="gr2" draw:text-style-name="P2" draw:layer="layout" draw:type="line" svg:x1="6.012cm" svg:y1="8.592cm" svg:x2="8.792cm" svg:y2="6.912cm" draw:start-shape="id7" draw:start-glue-point="11" draw:end-shape="id3" draw:end-glue-point="7" svg:d="M6012 8592l2780-1680" svg:viewBox="0 0 2781 1681">
          <text:p/>
        </draw:connector>
        <draw:connector draw:style-name="gr2" draw:text-style-name="P2" draw:layer="layout" draw:type="line" svg:x1="6.16cm" svg:y1="8.952cm" svg:x2="8.792cm" svg:y2="8.512cm" draw:start-shape="id7" draw:start-glue-point="10" draw:end-shape="id4" draw:end-glue-point="7" svg:d="M6160 8952l2632-440" svg:viewBox="0 0 2633 441">
          <text:p/>
        </draw:connector>
        <draw:frame draw:style-name="gr3" draw:text-style-name="P3" draw:layer="layout" svg:width="0.739cm" svg:height="0.725cm" svg:x="4.592cm" svg:y="3.557cm">
          <draw:text-box>
            <text:p><text:span text:style-name="T4">3</text:span></text:p>
          </draw:text-box>
        </draw:frame>
        <draw:frame draw:style-name="gr3" draw:text-style-name="P3" draw:layer="layout" svg:width="0.739cm" svg:height="0.725cm" svg:x="4.593cm" svg:y="5.358cm">
          <draw:text-box>
            <text:p><text:span text:style-name="T4">3</text:span></text:p>
          </draw:text-box>
        </draw:frame>
        <draw:frame draw:style-name="gr3" draw:text-style-name="P3" draw:layer="layout" svg:width="0.739cm" svg:height="0.725cm" svg:x="4.593cm" svg:y="6.958cm">
          <draw:text-box>
            <text:p><text:span text:style-name="T4">1</text:span></text:p>
          </draw:text-box>
        </draw:frame>
        <draw:frame draw:style-name="gr3" draw:text-style-name="P3" draw:layer="layout" svg:width="0.739cm" svg:height="0.725cm" svg:x="4.593cm" svg:y="8.658cm">
          <draw:text-box>
            <text:p><text:span text:style-name="T4">2</text:span></text:p>
          </draw:text-box>
        </draw:frame>
        <draw:frame draw:style-name="gr3" draw:text-style-name="P3" draw:layer="layout" svg:width="0.739cm" svg:height="0.725cm" svg:x="9.592cm" svg:y="4.457cm">
          <draw:text-box>
            <text:p><text:span text:style-name="T4">3</text:span></text:p>
          </draw:text-box>
        </draw:frame>
        <draw:frame draw:style-name="gr3" draw:text-style-name="P3" draw:layer="layout" svg:width="0.739cm" svg:height="0.725cm" svg:x="9.593cm" svg:y="6.258cm">
          <draw:text-box>
            <text:p><text:span text:style-name="T4">3</text:span></text:p>
          </draw:text-box>
        </draw:frame>
        <draw:frame draw:style-name="gr3" draw:text-style-name="P3" draw:layer="layout" svg:width="0.739cm" svg:height="0.725cm" svg:x="9.594cm" svg:y="7.759cm">
          <draw:text-box>
            <text:p><text:span text:style-name="T4">3</text:span></text:p>
          </draw:text-box>
        </draw:frame>
        <draw:custom-shape draw:style-name="gr4" draw:text-style-name="P2" draw:layer="layout" svg:width="2.223cm" svg:height="7.62cm" svg:x="4.492cm" svg:y="2.5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223cm" svg:height="7.62cm" svg:x="8.192cm" svg:y="2.5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5-27T18:18:27.699423028</meta:creation-date>
    <dc:date>2021-05-27T18:27:17.957719728</dc:date>
    <meta:editing-duration>PT8M50S</meta:editing-duration>
    <meta:editing-cycles>1</meta:editing-cycles>
    <meta:document-statistic meta:object-count="25"/>
    <meta:generator>LibreOffice/7.1.3.2$MacOSX_X86_64 LibreOffice_project/47f78053abe362b9384784d31a6e56f8511eb1c1</meta:generator>
  </office:meta>
</office:document-meta>
</file>